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17cm" fo:min-width="0.69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17cm" fo:min-width="0.69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99cm" fo:min-width="1.19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99cm" fo:min-width="1.1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93cm" svg:height="1.649cm" svg:x="3.794cm" svg:y="3.5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94cm" svg:height="1.649cm" svg:x="5.741cm" svg:y="5.36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93cm" svg:height="1.649cm" svg:x="7.689cm" svg:y="7.09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239cm" svg:y1="4.948cm" svg:x2="5.989cm" svg:y2="5.603cm" draw:start-shape="id1" draw:start-glue-point="9" draw:end-shape="id2" draw:end-glue-point="5" svg:d="M5239 4948l750 655" svg:viewBox="0 0 751 656">
          <text:p/>
        </draw:connector>
        <draw:connector draw:style-name="gr3" draw:text-style-name="P3" draw:layer="layout" draw:type="line" svg:x1="7.187cm" svg:y1="6.77cm" svg:x2="7.937cm" svg:y2="7.339cm" draw:start-shape="id2" draw:start-glue-point="9" draw:end-shape="id3" draw:end-glue-point="5" svg:d="M7187 6770l750 569" svg:viewBox="0 0 751 570">
          <text:p/>
        </draw:connector>
        <draw:custom-shape draw:style-name="gr1" draw:text-style-name="P2" xml:id="id5" draw:id="id5" draw:layer="layout" svg:width="1.693cm" svg:height="1.649cm" svg:x="12.769cm" svg:y="6.588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1.694cm" svg:height="1.649cm" svg:x="14.97cm" svg:y="4.55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93cm" svg:height="1.649cm" svg:x="17.214cm" svg:y="6.58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218cm" svg:y1="5.964cm" svg:x2="14.214cm" svg:y2="6.829cm" draw:start-shape="id4" draw:start-glue-point="7" draw:end-shape="id5" draw:end-glue-point="11" svg:d="M15218 5964l-1004 865" svg:viewBox="0 0 1005 866">
          <text:p/>
        </draw:connector>
        <draw:connector draw:style-name="gr3" draw:text-style-name="P3" draw:layer="layout" draw:type="line" svg:x1="16.416cm" svg:y1="5.964cm" svg:x2="17.462cm" svg:y2="6.829cm" draw:start-shape="id4" draw:start-glue-point="9" draw:end-shape="id6" draw:end-glue-point="5" svg:d="M16416 5964l1046 865" svg:viewBox="0 0 1047 866">
          <text:p/>
        </draw:connector>
        <draw:line draw:style-name="gr4" draw:text-style-name="P3" draw:layer="layout" svg:x1="9.254cm" svg:y1="6.016cm" svg:x2="12.558cm" svg:y2="6.016cm">
          <text:p/>
        </draw:line>
        <draw:line draw:style-name="gr5" draw:text-style-name="P3" draw:layer="layout" svg:x1="1cm" svg:y1="10.315cm" svg:x2="20.59cm" svg:y2="10.315cm">
          <text:p/>
        </draw:line>
        <draw:g>
          <draw:custom-shape draw:style-name="gr6" draw:text-style-name="P2" xml:id="id7" draw:id="id7" draw:layer="layout" svg:width="1.693cm" svg:height="1.649cm" svg:x="7.688cm" svg:y="11.44cm">
            <text:p text:style-name="P1">C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7" draw:text-style-name="P2" xml:id="id8" draw:id="id8" draw:layer="layout" svg:width="1.694cm" svg:height="1.649cm" svg:x="5.741cm" svg:y="13.262cm">
            <text:p text:style-name="P1">B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6" draw:text-style-name="P2" xml:id="id9" draw:id="id9" draw:layer="layout" svg:width="1.693cm" svg:height="1.649cm" svg:x="3.793cm" svg:y="14.998cm">
            <text:p text:style-name="P1">A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onnector draw:style-name="gr3" draw:text-style-name="P3" draw:layer="layout" draw:type="line" svg:x1="7.938cm" svg:y1="12.848cm" svg:x2="7.188cm" svg:y2="13.503cm" draw:start-shape="id7" draw:start-glue-point="9" draw:end-shape="id8" draw:end-glue-point="5" svg:d="M7938 12848l-750 655" svg:viewBox="0 0 751 656">
            <text:p/>
          </draw:connector>
          <draw:connector draw:style-name="gr3" draw:text-style-name="P3" draw:layer="layout" draw:type="line" svg:x1="5.99cm" svg:y1="14.67cm" svg:x2="5.24cm" svg:y2="15.239cm" draw:start-shape="id8" draw:start-glue-point="9" draw:end-shape="id9" draw:end-glue-point="5" svg:d="M5990 14670l-750 569" svg:viewBox="0 0 751 570">
            <text:p/>
          </draw:connector>
        </draw:g>
        <draw:custom-shape draw:style-name="gr1" draw:text-style-name="P2" xml:id="id11" draw:id="id11" draw:layer="layout" svg:width="1.693cm" svg:height="1.649cm" svg:x="12.769cm" svg:y="14.488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0" draw:id="id10" draw:layer="layout" svg:width="1.694cm" svg:height="1.649cm" svg:x="14.97cm" svg:y="12.45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93cm" svg:height="1.649cm" svg:x="17.214cm" svg:y="14.48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218cm" svg:y1="13.864cm" svg:x2="14.214cm" svg:y2="14.729cm" draw:start-shape="id10" draw:start-glue-point="7" draw:end-shape="id11" draw:end-glue-point="11" svg:d="M15218 13864l-1004 865" svg:viewBox="0 0 1005 866">
          <text:p/>
        </draw:connector>
        <draw:connector draw:style-name="gr3" draw:text-style-name="P3" draw:layer="layout" draw:type="line" svg:x1="16.416cm" svg:y1="13.864cm" svg:x2="17.462cm" svg:y2="14.729cm" draw:start-shape="id10" draw:start-glue-point="9" draw:end-shape="id12" draw:end-glue-point="5" svg:d="M16416 13864l1046 865" svg:viewBox="0 0 1047 866">
          <text:p/>
        </draw:connector>
        <draw:line draw:style-name="gr4" draw:text-style-name="P3" draw:layer="layout" svg:x1="9.254cm" svg:y1="13.916cm" svg:x2="12.558cm" svg:y2="13.916cm">
          <text:p/>
        </draw:line>
        <draw:line draw:style-name="gr5" draw:text-style-name="P3" draw:layer="layout" svg:x1="1cm" svg:y1="17.616cm" svg:x2="20.59cm" svg:y2="17.616cm">
          <text:p/>
        </draw:line>
        <draw:custom-shape draw:style-name="gr1" draw:text-style-name="P2" xml:id="id13" draw:id="id13" draw:layer="layout" svg:width="1.693cm" svg:height="1.649cm" svg:x="2.524cm" svg:y="18.27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694cm" svg:height="1.649cm" svg:x="4.471cm" svg:y="20.09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693cm" svg:height="1.649cm" svg:x="2.27cm" svg:y="22.20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969cm" svg:y1="19.68cm" svg:x2="4.719cm" svg:y2="20.335cm" draw:start-shape="id13" draw:start-glue-point="9" draw:end-shape="id14" draw:end-glue-point="5" svg:d="M3969 19680l750 655" svg:viewBox="0 0 751 656">
          <text:p/>
        </draw:connector>
        <draw:connector draw:style-name="gr3" draw:text-style-name="P3" draw:layer="layout" draw:type="line" svg:x1="4.719cm" svg:y1="21.502cm" svg:x2="3.715cm" svg:y2="22.45cm" draw:start-shape="id14" draw:start-glue-point="7" draw:end-shape="id15" draw:end-glue-point="11" svg:d="M4719 21502l-1004 948" svg:viewBox="0 0 1005 949">
          <text:p/>
        </draw:connector>
        <draw:g>
          <draw:custom-shape draw:style-name="gr1" draw:text-style-name="P2" xml:id="id16" draw:id="id16" draw:layer="layout" svg:width="1.693cm" svg:height="1.649cm" draw:transform="rotate (-0.34522612604448) translate (8.169cm 18.145cm)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7" draw:id="id17" draw:layer="layout" svg:width="1.694cm" svg:height="1.649cm" draw:transform="rotate (-0.34522612604448) translate (9.383cm 20.518cm)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1.693cm" svg:height="1.649cm" draw:transform="rotate (-0.34522612604448) translate (10.629cm 22.811cm)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9.052cm" svg:y1="19.959cm" svg:x2="9.535cm" svg:y2="20.829cm" draw:start-shape="id16" draw:start-glue-point="9" draw:end-shape="id17" draw:end-glue-point="5" svg:d="M9052 19959l483 870" svg:viewBox="0 0 484 871">
            <text:p/>
          </draw:connector>
          <draw:connector draw:style-name="gr3" draw:text-style-name="P3" draw:layer="layout" draw:type="line" svg:x1="10.267cm" svg:y1="22.332cm" svg:x2="10.781cm" svg:y2="23.122cm" draw:start-shape="id17" draw:start-glue-point="9" draw:end-shape="id18" draw:end-glue-point="5" svg:d="M10267 22332l514 790" svg:viewBox="0 0 515 791">
            <text:p/>
          </draw:connector>
        </draw:g>
        <draw:g>
          <draw:custom-shape draw:style-name="gr1" draw:text-style-name="P2" xml:id="id20" draw:id="id20" draw:layer="layout" svg:width="1.693cm" svg:height="1.649cm" svg:x="13.969cm" svg:y="21.588cm">
            <text:p text:style-name="P1"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xml:id="id19" draw:id="id19" draw:layer="layout" svg:width="1.694cm" svg:height="1.649cm" svg:x="16.17cm" svg:y="19.556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1" draw:id="id21" draw:layer="layout" svg:width="1.693cm" svg:height="1.649cm" svg:x="18.414cm" svg:y="21.588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6.418cm" svg:y1="20.964cm" svg:x2="15.414cm" svg:y2="21.829cm" draw:start-shape="id19" draw:start-glue-point="7" draw:end-shape="id20" draw:end-glue-point="11" svg:d="M16418 20964l-1004 865" svg:viewBox="0 0 1005 866">
            <text:p/>
          </draw:connector>
          <draw:connector draw:style-name="gr3" draw:text-style-name="P3" draw:layer="layout" draw:type="line" svg:x1="17.616cm" svg:y1="20.964cm" svg:x2="18.662cm" svg:y2="21.829cm" draw:start-shape="id19" draw:start-glue-point="9" draw:end-shape="id21" draw:end-glue-point="5" svg:d="M17616 20964l1046 865" svg:viewBox="0 0 1047 866">
            <text:p/>
          </draw:connector>
        </draw:g>
        <draw:line draw:style-name="gr4" draw:text-style-name="P3" draw:layer="layout" svg:x1="6.587cm" svg:y1="21.287cm" svg:x2="8.62cm" svg:y2="21.287cm">
          <text:p/>
        </draw:line>
        <draw:line draw:style-name="gr4" draw:text-style-name="P3" draw:layer="layout" svg:x1="11.378cm" svg:y1="21.288cm" svg:x2="13.411cm" svg:y2="21.288cm">
          <text:p/>
        </draw:line>
      </draw:page>
      <draw:page draw:name="page2" draw:style-name="dp1" draw:master-page-name="Default">
        <draw:custom-shape draw:style-name="gr1" draw:text-style-name="P2" xml:id="id22" draw:id="id22" draw:layer="layout" svg:width="1.693cm" svg:height="1.649cm" svg:x="4.343cm" svg:y="2.397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xml:id="id23" draw:id="id23" draw:layer="layout" svg:width="1.694cm" svg:height="1.649cm" svg:x="2.396cm" svg:y="4.219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2" xml:id="id24" draw:id="id24" draw:layer="layout" svg:width="1.693cm" svg:height="1.649cm" svg:x="4.597cm" svg:y="6.334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3" draw:text-style-name="P3" draw:layer="layout" draw:type="line" svg:x1="4.593cm" svg:y1="3.805cm" svg:x2="3.843cm" svg:y2="4.46cm" draw:start-shape="id22" draw:start-glue-point="9" draw:end-shape="id23" draw:end-glue-point="5" svg:d="M4593 3805l-750 655" svg:viewBox="0 0 751 656">
          <text:p/>
        </draw:connector>
        <draw:connector draw:style-name="gr3" draw:text-style-name="P3" draw:layer="layout" draw:type="line" svg:x1="3.843cm" svg:y1="5.627cm" svg:x2="4.847cm" svg:y2="6.575cm" draw:start-shape="id23" draw:start-glue-point="7" draw:end-shape="id24" draw:end-glue-point="11" svg:d="M3843 5627l1004 948" svg:viewBox="0 0 1005 949">
          <text:p/>
        </draw:connector>
        <draw:g>
          <draw:custom-shape draw:style-name="gr1" draw:text-style-name="P2" xml:id="id25" draw:id="id25" draw:layer="layout" svg:width="1.693cm" svg:height="1.649cm" draw:transform="rotate (-0.34522612604448) translate (10.754cm 2.27cm)">
            <text:p text:style-name="P1">C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xml:id="id26" draw:id="id26" draw:layer="layout" svg:width="1.694cm" svg:height="1.648cm" draw:transform="rotate (-0.34522612604448) translate (9.54cm 4.643cm)">
            <text:p text:style-name="P1">B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" draw:text-style-name="P2" xml:id="id27" draw:id="id27" draw:layer="layout" svg:width="1.693cm" svg:height="1.649cm" draw:transform="rotate (-0.34522612604448) translate (8.294cm 6.936cm)">
            <text:p text:style-name="P1">A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3" draw:text-style-name="P3" draw:layer="layout" draw:type="line" svg:x1="10.907cm" svg:y1="4.083cm" svg:x2="10.425cm" svg:y2="4.954cm" draw:start-shape="id25" draw:start-glue-point="9" draw:end-shape="id26" draw:end-glue-point="5" svg:d="M10907 4083l-482 871" svg:viewBox="0 0 483 872">
            <text:p/>
          </draw:connector>
          <draw:connector draw:style-name="gr3" draw:text-style-name="P3" draw:layer="layout" draw:type="line" svg:x1="9.693cm" svg:y1="6.456cm" svg:x2="9.178cm" svg:y2="7.246cm" draw:start-shape="id26" draw:start-glue-point="9" draw:end-shape="id27" draw:end-glue-point="5" svg:d="M9693 6456l-515 790" svg:viewBox="0 0 516 791">
            <text:p/>
          </draw:connector>
        </draw:g>
        <draw:g>
          <draw:custom-shape draw:style-name="gr1" draw:text-style-name="P2" xml:id="id29" draw:id="id29" draw:layer="layout" svg:width="1.693cm" svg:height="1.649cm" svg:x="14.096cm" svg:y="5.713cm">
            <text:p text:style-name="P1"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xml:id="id28" draw:id="id28" draw:layer="layout" svg:width="1.694cm" svg:height="1.649cm" svg:x="16.297cm" svg:y="3.68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0" draw:id="id30" draw:layer="layout" svg:width="1.693cm" svg:height="1.649cm" svg:x="18.541cm" svg:y="5.71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6.545cm" svg:y1="5.089cm" svg:x2="15.541cm" svg:y2="5.954cm" draw:start-shape="id28" draw:start-glue-point="7" draw:end-shape="id29" draw:end-glue-point="11" svg:d="M16545 5089l-1004 865" svg:viewBox="0 0 1005 866">
            <text:p/>
          </draw:connector>
          <draw:connector draw:style-name="gr3" draw:text-style-name="P3" draw:layer="layout" draw:type="line" svg:x1="17.743cm" svg:y1="5.089cm" svg:x2="18.789cm" svg:y2="5.954cm" draw:start-shape="id28" draw:start-glue-point="9" draw:end-shape="id30" draw:end-glue-point="5" svg:d="M17743 5089l1046 865" svg:viewBox="0 0 1047 866">
            <text:p/>
          </draw:connector>
        </draw:g>
        <draw:line draw:style-name="gr4" draw:text-style-name="P3" draw:layer="layout" svg:x1="6.714cm" svg:y1="5.412cm" svg:x2="8.747cm" svg:y2="5.412cm">
          <text:p/>
        </draw:line>
        <draw:line draw:style-name="gr4" draw:text-style-name="P3" draw:layer="layout" svg:x1="11.505cm" svg:y1="5.413cm" svg:x2="13.538cm" svg:y2="5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2:59:08.204859104</meta:creation-date>
    <dc:date>2018-05-24T15:12:50.712124064</dc:date>
    <meta:editing-duration>PT2M17S</meta:editing-duration>
    <meta:editing-cycles>2</meta:editing-cycles>
    <meta:generator>LibreOffice/6.0.3.2$Linux_X86_64 LibreOffice_project/00m0$Build-2</meta:generator>
    <meta:document-statistic meta:object-count="63"/>
  </office:meta>
</office:document-meta>
</file>